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8c5f85" officeooo:paragraph-rsid="008c5f85"/>
    </style:style>
    <style:style style:name="P2" style:family="paragraph" style:parent-style-name="_5f_text">
      <style:text-properties fo:language="en" fo:country="US" officeooo:rsid="008ce321" officeooo:paragraph-rsid="008ce321"/>
    </style:style>
    <style:style style:name="P3" style:family="paragraph" style:parent-style-name="_5f_text">
      <style:text-properties officeooo:paragraph-rsid="009005be"/>
    </style:style>
    <style:style style:name="P4" style:family="paragraph" style:parent-style-name="_5f_text">
      <style:text-properties officeooo:rsid="009005be" officeooo:paragraph-rsid="009005be"/>
    </style:style>
    <style:style style:name="P5" style:family="paragraph" style:parent-style-name="_5f_text">
      <style:text-properties officeooo:rsid="0092e311" officeooo:paragraph-rsid="0092e311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9005be"/>
    </style:style>
    <style:style style:name="T4" style:family="text">
      <style:text-properties officeooo:rsid="009005be"/>
    </style:style>
    <style:style style:name="T5" style:family="text">
      <style:text-properties officeooo:rsid="0092e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чаем виртуальную машину/ устанавливаем запускаем</text:p>
      <text:p text:style-name="P1">При первом запуске виртуальной машины BitrixVM будет предложено сменить пароли суперпользователя root и пользователя bitrix:</text:p>
      <text:p text:style-name="P1">Примечание: Для суперпользователя root по умолчанию задан пароль bitrix.</text:p>
      <text:p text:style-name="P2"><text:span text:style-name="T1">Оба пароля: </text:span>Super2020</text:p>
      <text:p text:style-name="_5f_text"><text:span text:style-name="T2">Далее </text:span><text:span text:style-name="T3">видим что нет пункта 1.</text:span></text:p>
      <text:p text:style-name="_5f_code">2. <text:span text:style-name="T2">Configure localhosh srtting</text:span></text:p>
      <text:p text:style-name="_5f_text"><text:s/>Останавливаем и включаем сеть для виртульной машины.</text:p>
      <text:p text:style-name="P4">Теперь есть</text:p>
      <text:p text:style-name="_5f_code">1. Create Management pool of server.</text:p>
      <text:p text:style-name="P3">Далее нужно обязательно создать пул управления сервером с помощью меню <text:span text:style-name="T5">1.</text:span></text:p>
      <text:p text:style-name="P3"/>
      <text:p text:style-name="P5">Запускаем установку 1С-Битракс 24</text:p>
      <text:p text:style-name="P3"/>
      <text:p text:style-name="_5f_text"/>
      <text:p text:style-name="P2"/>
      <text:p text:style-name="P1">Коробочная версия Это корпоративный Битрикс24 на вашем сервере с вашими индивидуальными настройками, доработками и брендом. 1C-Битрикс24 (коробочная версия Битрикс24) – это цифровое рабочее пространство для вашей компании. ... Проекты, созданные в 1C-Битрикс24, обязательно будут завершены в срок и с лучшим результатом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" svg:font-family="arial, sans-serif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65</meta:editing-cycles>
    <meta:print-date>1970-01-01T03:00:00</meta:print-date>
    <meta:creation-date>2019-07-03T13:26:00</meta:creation-date>
    <dc:date>2020-10-30T22:50:08.832000000</dc:date>
    <meta:editing-duration>P7DT7H20M29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2" meta:word-count="112" meta:character-count="852" meta:non-whitespace-character-count="75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